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tingDecimalConvertor.setVariant( int varia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tingDecimalConvertor.getDecimalFormat( Locale locale , Convertor . FormatCache formatCach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ormattingDecimalConvertor.addFormattingPattern( Locale local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ecimalConvertor.setNonLocalizedPatter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ecimalConvertor.FormattingDecimalConver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DecimalConvertor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tingDecimalConvertor.convertToString( Object value , Locale locale , Convertor . FormatCache format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tingDecimalConvertor.convertFromString( String value , Locale locale , Convertor . FormatCache formatCach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FormattingDecimalConvertor.getDecimalFormat( Locale loca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ormattingDecimalConvertor.getDefaul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